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598in"/>
    </style:style>
    <style:style style:name="co2" style:family="table-column">
      <style:table-column-properties fo:break-before="auto" style:column-width="1.1346in"/>
    </style:style>
    <style:style style:name="co3" style:family="table-column">
      <style:table-column-properties fo:break-before="auto" style:column-width="0.8484in"/>
    </style:style>
    <style:style style:name="co4" style:family="table-column">
      <style:table-column-properties fo:break-before="auto" style:column-width="0.4957in"/>
    </style:style>
    <style:style style:name="co5" style:family="table-column">
      <style:table-column-properties fo:break-before="auto" style:column-width="0.0772in"/>
    </style:style>
    <style:style style:name="co6" style:family="table-column">
      <style:table-column-properties fo:break-before="auto" style:column-width="0.2665in"/>
    </style:style>
    <style:style style:name="co7" style:family="table-column">
      <style:table-column-properties fo:break-before="auto" style:column-width="0.6591in"/>
    </style:style>
    <style:style style:name="co8" style:family="table-column">
      <style:table-column-properties fo:break-before="auto" style:column-width="0.1283in"/>
    </style:style>
    <style:style style:name="co9" style:family="table-column">
      <style:table-column-properties fo:break-before="auto" style:column-width="0.111in"/>
    </style:style>
    <style:style style:name="co10" style:family="table-column">
      <style:table-column-properties fo:break-before="auto" style:column-width="0.88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673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ce7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6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77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8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0" style:family="table-cell" style:parent-style-name="Normal_20_2">
      <style:table-cell-properties fo:border-bottom="none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1" style:family="table-cell" style:parent-style-name="Normal_20_2">
      <style:table-cell-properties fo:border-bottom="0.74pt solid #000000" style:diagonal-bl-tr="none" style:diagonal-tl-br="none" fo:background-color="transparent" fo:border-left="0.74pt solid #000000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2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3" style:family="table-cell" style:parent-style-name="Normal_20_2">
      <style:table-cell-properties fo:border-bottom="0.74pt solid #000000" style:diagonal-bl-tr="none" style:diagonal-tl-br="none" fo:border-left="0.74pt solid #000000" fo:border-right="none" style:rotation-align="none" fo:border-top="non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84" style:family="table-cell" style:parent-style-name="Normal_20_2">
      <style:table-cell-properties style:rotation-align="none"/>
    </style:style>
    <style:style style:name="ce85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86" style:family="table-cell" style:parent-style-name="Normal_20_2">
      <style:table-cell-properties style:rotation-align="non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87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13" style:family="table-cell" style:parent-style-name="Normal_20_2">
      <style:table-cell-properties fo:border-bottom="0.74pt solid #000000" fo:background-color="#813709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8" style:family="table-cell" style:parent-style-name="Normal_20_2">
      <style:table-cell-properties fo:border-bottom="none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89" style:family="table-cell" style:parent-style-name="Normal_20_2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79" style:family="table-cell" style:parent-style-name="Normal_20_2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0" style:family="table-cell" style:parent-style-name="Normal_20_2">
      <style:table-cell-properties fo:border-bottom="0.74pt solid #000000" style:diagonal-bl-tr="none" style:diagonal-tl-br="none" fo:border-left="none" fo:border-right="none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1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2" style:family="table-cell" style:parent-style-name="Normal_20_2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20" style:family="table-cell" style:parent-style-name="Normal_20_2">
      <style:table-cell-properties style:diagonal-bl-tr="none" style:diagonal-tl-br="none" fo:border="none" style:rotation-align="none"/>
      <style:text-properties style:text-outline="false" style:text-line-through-style="none" style:text-line-through-type="none" style:font-name="Arial1" fo:font-size="9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Microsoft YaHei" style:font-size-asian="9pt" style:language-asian="zh" style:country-asian="CN" style:font-style-asian="normal" style:font-weight-asian="bold" style:font-name-complex="Arial1" style:font-size-complex="9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94" style:family="table-cell" style:parent-style-name="Normal_20_2">
      <style:table-cell-properties fo:border-bottom="0.74pt solid #000000" style:diagonal-bl-tr="none" style:diagonal-tl-br="none" fo:border-left="none" fo:border-right="0.74pt solid #000000" style:rotation-align="none" fo:border-top="none"/>
      <style:text-properties style:use-window-font-color="true" style:text-outline="false" style:text-line-through-style="none" style:text-line-through-type="none" style:font-name="Arial1" fo:font-size="9pt" fo:font-style="normal" fo:text-shadow="none" style:text-underline-style="none" fo:font-weight="bold" style:font-size-asian="9pt" style:font-style-asian="normal" style:font-weight-asian="bold" style:font-name-complex="Arial1" style:font-size-complex="9pt" style:font-style-complex="normal" style:font-weight-complex="bold"/>
    </style:style>
    <style:style style:name="ce93" style:family="table-cell" style:parent-style-name="Normal_20_2">
      <style:table-cell-properties style:diagonal-bl-tr="none" style:diagonal-tl-br="none" fo:border="none" style:rotation-align="none"/>
    </style:style>
    <style:style style:name="ce95" style:family="table-cell" style:parent-style-name="Normal_20_2">
      <style:table-cell-properties fo:border-bottom="non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97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8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99" style:family="table-cell" style:parent-style-name="Normal_20_2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0" style:family="table-cell" style:parent-style-name="Normal_20_2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1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2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3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1pt" fo:font-style="normal" fo:text-shadow="none" style:text-underline-style="solid" style:text-underline-width="auto" style:text-underline-color="font-color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04" style:family="table-cell" style:parent-style-name="Normal_20_2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105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06" style:family="table-cell" style:parent-style-name="Normal_20_2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107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normal" style:font-size-asian="8pt" style:font-style-asian="normal" style:font-weight-asian="normal" style:font-name-complex="Arial1" style:font-size-complex="8pt" style:font-style-complex="normal" style:font-weight-complex="normal"/>
    </style:style>
    <style:style style:name="ce108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</style:style>
    <style:style style:name="ce109" style:family="table-cell" style:parent-style-name="Normal_20_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0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111" style:family="table-cell" style:parent-style-name="Normal_20_2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text-line-through-type="none" style:font-name="Arial1" fo:font-size="8pt" fo:font-style="normal" fo:text-shadow="none" style:text-underline-style="none" fo:font-weight="bold" style:font-size-asian="8pt" style:font-style-asian="normal" style:font-weight-asian="bold" style:font-name-complex="Arial1" style:font-size-complex="8pt" style:font-style-complex="normal" style:font-weight-complex="bold"/>
    </style:style>
    <style:style style:name="ce40" style:family="table-cell" style:parent-style-name="Default">
      <style:table-cell-properties fo:background-color="#5eb91e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40"/>
        <table:table-column table:style-name="co7" table:default-cell-style-name="Default"/>
        <table:table-column table:style-name="co6" table:default-cell-style-name="Default"/>
        <table:table-column table:style-name="co7" table:default-cell-style-name="Default"/>
        <table:table-column table:style-name="co9" table:default-cell-style-name="ce40"/>
        <table:table-column table:style-name="co7" table:number-columns-repeated="54" table:default-cell-style-name="Default"/>
        <table:table-row table:style-name="ro1">
          <table:table-cell table:style-name="ce75" office:value-type="string" calcext:value-type="string">
            <text:p>Marikina Orthopedic Specialty Clinic <text:s text:c="4"/></text:p>
          </table:table-cell>
          <table:table-cell table:style-name="ce86" table:number-columns-repeated="2"/>
          <table:table-cell table:style-name="ce102"/>
          <table:table-cell table:style-name="ce109" table:number-columns-repeated="2"/>
          <table:table-cell table:number-columns-repeated="6"/>
          <table:table-cell office:value-type="string" calcext:value-type="string">
            <text:p>TO-DO: -update: x_ray_service</text:p>
          </table:table-cell>
          <table:table-cell table:number-columns-repeated="53"/>
        </table:table-row>
        <table:table-row table:style-name="ro1">
          <table:table-cell table:style-name="ce76"/>
          <table:table-cell table:style-name="ce86" table:number-columns-repeated="2"/>
          <table:table-cell table:style-name="ce103"/>
          <table:table-cell table:style-name="ce110" table:number-columns-repeated="2"/>
          <table:table-cell table:number-columns-repeated="6"/>
          <table:table-cell office:value-type="string" calcext:value-type="string">
            <text:p>TO-DO: -delete: in x_ray_type duplicates/multiple copies</text:p>
          </table:table-cell>
          <table:table-cell table:number-columns-repeated="53"/>
        </table:table-row>
        <table:table-row table:style-name="ro2">
          <table:table-cell table:style-name="ce76" office:value-type="string" calcext:value-type="string">
            <text:p>X-Ray Price List <text:s text:c="2"/>(2019)</text:p>
          </table:table-cell>
          <table:table-cell table:style-name="ce84"/>
          <table:table-cell table:style-name="ce95" office:value-type="string" calcext:value-type="string">
            <text:p>Regular</text:p>
            <text:p>Price</text:p>
          </table:table-cell>
          <table:table-cell table:style-name="ce104" office:value-type="string" calcext:value-type="string">
            <text:p>Senior</text:p>
            <text:p>Citizen</text:p>
          </table:table-cell>
          <table:table-cell table:style-name="ce111" table:number-columns-repeated="2"/>
          <table:table-cell office:value-type="string" calcext:value-type="string">
            <text:p>x_ray_body_location</text:p>
          </table:table-cell>
          <table:table-cell table:number-columns-repeated="3"/>
          <table:table-cell office:value-type="string" calcext:value-type="string">
            <text:p>x_ray_type</text:p>
          </table:table-cell>
          <table:table-cell/>
          <table:table-cell office:value-type="string" calcext:value-type="string">
            <text:p>x_ray_service</text:p>
          </table:table-cell>
          <table:table-cell table:number-columns-repeated="53"/>
        </table:table-row>
        <table:table-row table:style-name="ro1">
          <table:table-cell table:number-columns-repeated="2"/>
          <table:table-cell table:style-name="ce96"/>
          <table:table-cell table:number-columns-repeated="63"/>
        </table:table-row>
        <table:table-row table:style-name="ro1">
          <table:table-cell table:style-name="ce77" office:value-type="string" calcext:value-type="string">
            <text:p>Chest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5" office:value-type="string" calcext:value-type="string">
            <text:p>n/a</text:p>
          </table:table-cell>
          <table:table-cell table:style-name="ce84"/>
          <table:table-cell office:value-type="float" office:value="1" calcext:value-type="float">
            <text:p>1</text:p>
          </table:table-cell>
          <table:table-cell table:formula="of:=&quot;INSERT INTO usbong_kms.x_ray_body_location (x_ray_body_location_id, x_ray_body_location_name) VALUES (NULL, '&quot; &amp; TRIM([.A5]) &amp; &quot;');&quot;" office:value-type="string" office:string-value="INSERT INTO usbong_kms.x_ray_body_location (x_ray_body_location_id, x_ray_body_location_name) VALUES (NULL, 'Chest (pedia)');" calcext:value-type="string">
            <text:p>INSERT INTO usbong_kms.x_ray_body_location (x_ray_body_location_id, x_ray_body_location_name) VALUES (NULL, 'Chest (pedia)');</text:p>
          </table:table-cell>
          <table:table-cell/>
          <table:table-cell table:style-name="ce90" office:value-type="string" calcext:value-type="string">
            <text:p>( Pedia ) AP</text:p>
          </table:table-cell>
          <table:table-cell office:value-type="float" office:value="1" calcext:value-type="float">
            <text:p>1</text:p>
          </table:table-cell>
          <table:table-cell table:formula="of:=&quot;INSERT INTO usbong_kms.x_ray_type (x_ray_type_id, x_ray_type_name) VALUES (NULL, '&quot; &amp; TRIM([.I5]) &amp; &quot;');&quot;" office:value-type="string" office:string-value="INSERT INTO usbong_kms.x_ray_type (x_ray_type_id, x_ray_type_name) VALUES (NULL, '( Pedia ) AP');" calcext:value-type="string">
            <text:p>INSERT INTO usbong_kms.x_ray_type (x_ray_type_id, x_ray_type_name) VALUES (NULL, '( Pedia ) AP');</text:p>
          </table:table-cell>
          <table:table-cell/>
          <table:table-cell table:formula="of:=&quot;INSERT INTO usbong_kms.x_ray_type (x_ray_type_id, x_ray_type_name) VALUES '&quot; &amp; TRIM([.F5]) &amp; &quot;', '&quot; &amp; TRIM([.E5]) &amp; &quot;');&quot;" office:value-type="string" office:string-value="INSERT INTO usbong_kms.x_ray_type (x_ray_type_id, x_ray_type_name) VALUES '1', '');" calcext:value-type="string">
            <text:p>INSERT INTO usbong_kms.x_ray_type (x_ray_type_id, x_ray_type_name) VALUES '1', '');</text:p>
          </table:table-cell>
          <table:table-cell table:number-columns-repeated="53"/>
        </table:table-row>
        <table:table-row table:style-name="ro1">
          <table:table-cell table:style-name="ce77" office:value-type="string" calcext:value-type="string">
            <text:p>Chest <text:s/>(adult)</text:p>
          </table:table-cell>
          <table:table-cell table:style-name="ce13" office:value-type="string" calcext:value-type="string">
            <text:p>PA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6]&lt;&gt;[.A5]; [.F5]+1;[.F5])" office:value-type="float" office:value="2" calcext:value-type="float">
            <text:p>2</text:p>
          </table:table-cell>
          <table:table-cell table:formula="of:==IF([.A6]&lt;&gt;[.A5]; &quot;INSERT INTO usbong_kms.x_ray_body_location (x_ray_body_location_id, x_ray_body_location_name) VALUES (NULL, '&quot; &amp; TRIM([.A6]) &amp; &quot;');&quot;;&quot;&quot;)" office:value-type="string" office:string-value="INSERT INTO usbong_kms.x_ray_body_location (x_ray_body_location_id, x_ray_body_location_name) VALUES (NULL, 'Chest (adult)');" calcext:value-type="string">
            <text:p>INSERT INTO usbong_kms.x_ray_body_location (x_ray_body_location_id, x_ray_body_location_name) VALUES (NULL, 'Chest (adult)');</text:p>
          </table:table-cell>
          <table:table-cell/>
          <table:table-cell table:style-name="ce91" office:value-type="string" calcext:value-type="string">
            <text:p>AP</text:p>
          </table:table-cell>
          <table:table-cell table:formula="of:=IF([.I6]&lt;&gt;[.I5]; [.J5]+1;[.J5])" office:value-type="float" office:value="2" calcext:value-type="float">
            <text:p>2</text:p>
          </table:table-cell>
          <table:table-cell table:formula="of:=IF([.J6]&lt;&gt;[.J5];&quot;INSERT INTO usbong_kms.x_ray_type (x_ray_type_id, x_ray_type_name) VALUES (NULL, '&quot; &amp; TRIM([.I6]) &amp; &quot;');&quot;;&quot;&quot;)" office:value-type="string" office:string-value="INSERT INTO usbong_kms.x_ray_type (x_ray_type_id, x_ray_type_name) VALUES (NULL, 'AP');" calcext:value-type="string">
            <text:p>INSERT INTO usbong_kms.x_ray_type (x_ray_type_id, x_ray_type_name) VALUES (NULL, 'AP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 table:style-name="ce84"/>
          <table:table-cell table:formula="of:=IF([.A7]&lt;&gt;[.A6]; [.F6]+1;[.F6])" office:value-type="float" office:value="3" calcext:value-type="float">
            <text:p>3</text:p>
          </table:table-cell>
          <table:table-cell table:formula="of:==IF([.A7]&lt;&gt;[.A6]; &quot;INSERT INTO usbong_kms.x_ray_body_location (x_ray_body_location_id, x_ray_body_location_name) VALUES (NULL, '&quot; &amp; TRIM([.A7]) &amp; &quot;');&quot;;&quot;&quot;)" office:value-type="string" office:string-value="INSERT INTO usbong_kms.x_ray_body_location (x_ray_body_location_id, x_ray_body_location_name) VALUES (NULL, 'Shoulder');" calcext:value-type="string">
            <text:p>INSERT INTO usbong_kms.x_ray_body_location (x_ray_body_location_id, x_ray_body_location_name) VALUES (NULL, 'Shoulder');</text:p>
          </table:table-cell>
          <table:table-cell/>
          <table:table-cell table:style-name="ce92" office:value-type="string" calcext:value-type="string">
            <text:p>AP</text:p>
          </table:table-cell>
          <table:table-cell table:formula="of:=IF([.I7]&lt;&gt;[.I6]; [.J6]+1;[.J6])" office:value-type="float" office:value="2" calcext:value-type="float">
            <text:p>2</text:p>
          </table:table-cell>
          <table:table-cell table:formula="of:=IF([.J7]&lt;&gt;[.J6];&quot;INSERT INTO usbong_kms.x_ray_type (x_ray_type_id, x_ray_type_name) VALUES (NULL, '&quot; &amp; TRIM([.I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houlder 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 table:style-name="ce84"/>
          <table:table-cell table:formula="of:=IF([.A8]&lt;&gt;[.A7]; [.F7]+1;[.F7])" office:value-type="float" office:value="3" calcext:value-type="float">
            <text:p>3</text:p>
          </table:table-cell>
          <table:table-cell table:formula="of:==IF([.A8]&lt;&gt;[.A7]; &quot;INSERT INTO usbong_kms.x_ray_body_location (x_ray_body_location_id, x_ray_body_location_name) VALUES (NULL, '&quot; &amp; TRIM([.A8]) &amp; &quot;');&quot;;&quot;&quot;)">
            <text:p/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8]&lt;&gt;[.I7]; [.J7]+1;[.J7])" office:value-type="float" office:value="3" calcext:value-type="float">
            <text:p>3</text:p>
          </table:table-cell>
          <table:table-cell table:formula="of:=IF([.J8]&lt;&gt;[.J7];&quot;INSERT INTO usbong_kms.x_ray_type (x_ray_type_id, x_ray_type_name) VALUES (NULL, '&quot; &amp; TRIM([.I8]) &amp; &quot;');&quot;;&quot;&quot;)" office:value-type="string" office:string-value="INSERT INTO usbong_kms.x_ray_type (x_ray_type_id, x_ray_type_name) VALUES (NULL, 'AP only');" calcext:value-type="string">
            <text:p>INSERT INTO usbong_kms.x_ray_type (x_ray_type_id, x_ray_type_name) VALUES (NULL, 'AP only');</text:p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Wrist </text:p>
          </table:table-cell>
          <table:table-cell table:style-name="ce88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9]&lt;&gt;[.A8]; [.F8]+1;[.F8])" office:value-type="float" office:value="4" calcext:value-type="float">
            <text:p>4</text:p>
          </table:table-cell>
          <table:table-cell table:formula="of:==IF([.A9]&lt;&gt;[.A8]; &quot;INSERT INTO usbong_kms.x_ray_body_location (x_ray_body_location_id, x_ray_body_location_name) VALUES (NULL, '&quot; &amp; TRIM([.A9]) &amp; &quot;');&quot;;&quot;&quot;)" office:value-type="string" office:string-value="INSERT INTO usbong_kms.x_ray_body_location (x_ray_body_location_id, x_ray_body_location_name) VALUES (NULL, 'Wrist');" calcext:value-type="string">
            <text:p>INSERT INTO usbong_kms.x_ray_body_location (x_ray_body_location_id, x_ray_body_location_name) VALUES (NULL, 'Wrist');</text:p>
          </table:table-cell>
          <table:table-cell/>
          <table:table-cell table:style-name="ce87" office:value-type="string" calcext:value-type="string">
            <text:p>AP only</text:p>
          </table:table-cell>
          <table:table-cell table:formula="of:=IF([.I9]&lt;&gt;[.I8]; [.J8]+1;[.J8])" office:value-type="float" office:value="3" calcext:value-type="float">
            <text:p>3</text:p>
          </table:table-cell>
          <table:table-cell table:formula="of:=IF([.J9]&lt;&gt;[.J8];&quot;INSERT INTO usbong_kms.x_ray_type (x_ray_type_id, x_ray_type_name) VALUES (NULL, '&quot; &amp; TRIM([.I9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89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0]&lt;&gt;[.A9]; [.F9]+1;[.F9])" office:value-type="float" office:value="5" calcext:value-type="float">
            <text:p>5</text:p>
          </table:table-cell>
          <table:table-cell table:formula="of:==IF([.A10]&lt;&gt;[.A9]; &quot;INSERT INTO usbong_kms.x_ray_body_location (x_ray_body_location_id, x_ray_body_location_name) VALUES (NULL, '&quot; &amp; TRIM([.A10]) &amp; &quot;');&quot;;&quot;&quot;)" office:value-type="string" office:string-value="INSERT INTO usbong_kms.x_ray_body_location (x_ray_body_location_id, x_ray_body_location_name) VALUES (NULL, 'Hand');" calcext:value-type="string">
            <text:p>INSERT INTO usbong_kms.x_ray_body_location (x_ray_body_location_id, x_ray_body_location_name) VALUES (NULL, 'Hand');</text:p>
          </table:table-cell>
          <table:table-cell/>
          <table:table-cell table:style-name="ce92" office:value-type="string" calcext:value-type="string">
            <text:p>AP-upright</text:p>
          </table:table-cell>
          <table:table-cell table:formula="of:=IF([.I10]&lt;&gt;[.I9]; [.J9]+1;[.J9])" office:value-type="float" office:value="4" calcext:value-type="float">
            <text:p>4</text:p>
          </table:table-cell>
          <table:table-cell table:formula="of:=IF([.J10]&lt;&gt;[.J9];&quot;INSERT INTO usbong_kms.x_ray_type (x_ray_type_id, x_ray_type_name) VALUES (NULL, '&quot; &amp; TRIM([.I10]) &amp; &quot;');&quot;;&quot;&quot;)" office:value-type="string" office:string-value="INSERT INTO usbong_kms.x_ray_type (x_ray_type_id, x_ray_type_name) VALUES (NULL, 'AP-upright');" calcext:value-type="string">
            <text:p>INSERT INTO usbong_kms.x_ray_type (x_ray_type_id, x_ray_type_name) VALUES (NULL, 'AP-upright');</text:p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Hand</text:p>
          </table:table-cell>
          <table:table-cell table:style-name="ce79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 table:style-name="ce84"/>
          <table:table-cell table:formula="of:=IF([.A11]&lt;&gt;[.A10]; [.F10]+1;[.F10])" office:value-type="float" office:value="5" calcext:value-type="float">
            <text:p>5</text:p>
          </table:table-cell>
          <table:table-cell table:formula="of:==IF([.A11]&lt;&gt;[.A10]; &quot;INSERT INTO usbong_kms.x_ray_body_location (x_ray_body_location_id, x_ray_body_location_name) VALUES (NULL, '&quot; &amp; TRIM([.A11]) &amp; &quot;');&quot;;&quot;&quot;)">
            <text:p/>
          </table:table-cell>
          <table:table-cell/>
          <table:table-cell table:style-name="ce92" office:value-type="string" calcext:value-type="string">
            <text:p>AP, R/L Bending</text:p>
          </table:table-cell>
          <table:table-cell table:formula="of:=IF([.I11]&lt;&gt;[.I10]; [.J10]+1;[.J10])" office:value-type="float" office:value="5" calcext:value-type="float">
            <text:p>5</text:p>
          </table:table-cell>
          <table:table-cell table:formula="of:=IF([.J11]&lt;&gt;[.J10];&quot;INSERT INTO usbong_kms.x_ray_type (x_ray_type_id, x_ray_type_name) VALUES (NULL, '&quot; &amp; TRIM([.I11]) &amp; &quot;');&quot;;&quot;&quot;)" office:value-type="string" office:string-value="INSERT INTO usbong_kms.x_ray_type (x_ray_type_id, x_ray_type_name) VALUES (NULL, 'AP, R/L Bending');" calcext:value-type="string">
            <text:p>INSERT INTO usbong_kms.x_ray_type (x_ray_type_id, x_ray_type_name) VALUES (NULL, 'AP, R/L Bending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Elbow</text:p>
          </table:table-cell>
          <table:table-cell table:style-name="ce90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2]&lt;&gt;[.A11]; [.F11]+1;[.F11])" office:value-type="float" office:value="6" calcext:value-type="float">
            <text:p>6</text:p>
          </table:table-cell>
          <table:table-cell table:formula="of:==IF([.A12]&lt;&gt;[.A11]; &quot;INSERT INTO usbong_kms.x_ray_body_location (x_ray_body_location_id, x_ray_body_location_name) VALUES (NULL, '&quot; &amp; TRIM([.A12]) &amp; &quot;');&quot;;&quot;&quot;)" office:value-type="string" office:string-value="INSERT INTO usbong_kms.x_ray_body_location (x_ray_body_location_id, x_ray_body_location_name) VALUES (NULL, 'Elbow');" calcext:value-type="string">
            <text:p>INSERT INTO usbong_kms.x_ray_body_location (x_ray_body_location_id, x_ray_body_location_name) VALUES (NULL, 'Elbow');</text:p>
          </table:table-cell>
          <table:table-cell/>
          <table:table-cell table:style-name="ce94" office:value-type="string" calcext:value-type="string">
            <text:p>AP/Frog leg</text:p>
          </table:table-cell>
          <table:table-cell table:formula="of:=IF([.I12]&lt;&gt;[.I11]; [.J11]+1;[.J11])" office:value-type="float" office:value="6" calcext:value-type="float">
            <text:p>6</text:p>
          </table:table-cell>
          <table:table-cell table:formula="of:=IF([.J12]&lt;&gt;[.J11];&quot;INSERT INTO usbong_kms.x_ray_type (x_ray_type_id, x_ray_type_name) VALUES (NULL, '&quot; &amp; TRIM([.I12]) &amp; &quot;');&quot;;&quot;&quot;)" office:value-type="string" office:string-value="INSERT INTO usbong_kms.x_ray_type (x_ray_type_id, x_ray_type_name) VALUES (NULL, 'AP/Frog leg');" calcext:value-type="string">
            <text:p>INSERT INTO usbong_kms.x_ray_type (x_ray_type_id, x_ray_type_name) VALUES (NULL, 'AP/Frog leg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orearm 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IF([.A13]&lt;&gt;[.A12]; [.F12]+1;[.F12])" office:value-type="float" office:value="7" calcext:value-type="float">
            <text:p>7</text:p>
          </table:table-cell>
          <table:table-cell table:formula="of:==IF([.A13]&lt;&gt;[.A12]; &quot;INSERT INTO usbong_kms.x_ray_body_location (x_ray_body_location_id, x_ray_body_location_name) VALUES (NULL, '&quot; &amp; TRIM([.A13]) &amp; &quot;');&quot;;&quot;&quot;)" office:value-type="string" office:string-value="INSERT INTO usbong_kms.x_ray_body_location (x_ray_body_location_id, x_ray_body_location_name) VALUES (NULL, 'Forearm');" calcext:value-type="string">
            <text:p>INSERT INTO usbong_kms.x_ray_body_location (x_ray_body_location_id, x_ray_body_location_name) VALUES (NULL, 'Forearm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13]&lt;&gt;[.I12]; [.J12]+1;[.J12])" office:value-type="float" office:value="7" calcext:value-type="float">
            <text:p>7</text:p>
          </table:table-cell>
          <table:table-cell table:formula="of:=IF([.J13]&lt;&gt;[.J12];&quot;INSERT INTO usbong_kms.x_ray_type (x_ray_type_id, x_ray_type_name) VALUES (NULL, '&quot; &amp; TRIM([.I13]) &amp; &quot;');&quot;;&quot;&quot;)" office:value-type="string" office:string-value="INSERT INTO usbong_kms.x_ray_type (x_ray_type_id, x_ray_type_name) VALUES (NULL, 'AP/L');" calcext:value-type="string">
            <text:p>INSERT INTO usbong_kms.x_ray_type (x_ray_type_id, x_ray_type_name) VALUES (NULL, 'AP/L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6" office:value-type="float" office:value="280" calcext:value-type="float">
            <text:p>280</text:p>
          </table:table-cell>
          <table:table-cell table:style-name="ce84"/>
          <table:table-cell table:formula="of:=IF([.A14]&lt;&gt;[.A13]; [.F13]+1;[.F13])" office:value-type="float" office:value="8" calcext:value-type="float">
            <text:p>8</text:p>
          </table:table-cell>
          <table:table-cell table:formula="of:==IF([.A14]&lt;&gt;[.A13]; &quot;INSERT INTO usbong_kms.x_ray_body_location (x_ray_body_location_id, x_ray_body_location_name) VALUES (NULL, '&quot; &amp; TRIM([.A14]) &amp; &quot;');&quot;;&quot;&quot;)" office:value-type="string" office:string-value="INSERT INTO usbong_kms.x_ray_body_location (x_ray_body_location_id, x_ray_body_location_name) VALUES (NULL, 'Humerus');" calcext:value-type="string">
            <text:p>INSERT INTO usbong_kms.x_ray_body_location (x_ray_body_location_id, x_ray_body_location_name) VALUES (NULL, 'Humerus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14]&lt;&gt;[.I13]; [.J13]+1;[.J13])" office:value-type="float" office:value="7" calcext:value-type="float">
            <text:p>7</text:p>
          </table:table-cell>
          <table:table-cell table:formula="of:=IF([.J14]&lt;&gt;[.J13];&quot;INSERT INTO usbong_kms.x_ray_type (x_ray_type_id, x_ray_type_name) VALUES (NULL, '&quot; &amp; TRIM([.I14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Humerus</text:p>
          </table:table-cell>
          <table:table-cell table:style-name="ce87" office:value-type="string" calcext:value-type="string">
            <text:p>AP/L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 table:style-name="ce84"/>
          <table:table-cell table:formula="of:=IF([.A15]&lt;&gt;[.A14]; [.F14]+1;[.F14])" office:value-type="float" office:value="8" calcext:value-type="float">
            <text:p>8</text:p>
          </table:table-cell>
          <table:table-cell table:formula="of:==IF([.A15]&lt;&gt;[.A14]; &quot;INSERT INTO usbong_kms.x_ray_body_location (x_ray_body_location_id, x_ray_body_location_name) VALUES (NULL, '&quot; &amp; TRIM([.A15]) &amp; &quot;');&quot;;&quot;&quot;)">
            <text:p/>
          </table:table-cell>
          <table:table-cell/>
          <table:table-cell table:style-name="ce88" office:value-type="string" calcext:value-type="string">
            <text:p>AP/L</text:p>
          </table:table-cell>
          <table:table-cell table:formula="of:=IF([.I15]&lt;&gt;[.I14]; [.J14]+1;[.J14])" office:value-type="float" office:value="7" calcext:value-type="float">
            <text:p>7</text:p>
          </table:table-cell>
          <table:table-cell table:formula="of:=IF([.J15]&lt;&gt;[.J14];&quot;INSERT INTO usbong_kms.x_ray_type (x_ray_type_id, x_ray_type_name) VALUES (NULL, '&quot; &amp; TRIM([.I15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oot</text:p>
          </table:table-cell>
          <table:table-cell table:style-name="ce87" office:value-type="string" calcext:value-type="string">
            <text:p>AP/O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84"/>
          <table:table-cell table:formula="of:=IF([.A16]&lt;&gt;[.A15]; [.F15]+1;[.F15])" office:value-type="float" office:value="9" calcext:value-type="float">
            <text:p>9</text:p>
          </table:table-cell>
          <table:table-cell table:formula="of:==IF([.A16]&lt;&gt;[.A15]; &quot;INSERT INTO usbong_kms.x_ray_body_location (x_ray_body_location_id, x_ray_body_location_name) VALUES (NULL, '&quot; &amp; TRIM([.A16]) &amp; &quot;');&quot;;&quot;&quot;)" office:value-type="string" office:string-value="INSERT INTO usbong_kms.x_ray_body_location (x_ray_body_location_id, x_ray_body_location_name) VALUES (NULL, 'Foot');" calcext:value-type="string">
            <text:p>INSERT INTO usbong_kms.x_ray_body_location (x_ray_body_location_id, x_ray_body_location_name) VALUES (NULL, 'Foot');</text:p>
          </table:table-cell>
          <table:table-cell/>
          <table:table-cell table:style-name="ce90" office:value-type="string" calcext:value-type="string">
            <text:p>AP/L</text:p>
          </table:table-cell>
          <table:table-cell table:formula="of:=IF([.I16]&lt;&gt;[.I15]; [.J15]+1;[.J15])" office:value-type="float" office:value="7" calcext:value-type="float">
            <text:p>7</text:p>
          </table:table-cell>
          <table:table-cell table:formula="of:=IF([.J16]&lt;&gt;[.J15];&quot;INSERT INTO usbong_kms.x_ray_type (x_ray_type_id, x_ray_type_name) VALUES (NULL, '&quot; &amp; TRIM([.I1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Ankl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/>
          <table:table-cell table:formula="of:=IF([.A17]&lt;&gt;[.A16]; [.F16]+1;[.F16])" office:value-type="float" office:value="10" calcext:value-type="float">
            <text:p>10</text:p>
          </table:table-cell>
          <table:table-cell table:formula="of:==IF([.A17]&lt;&gt;[.A16]; &quot;INSERT INTO usbong_kms.x_ray_body_location (x_ray_body_location_id, x_ray_body_location_name) VALUES (NULL, '&quot; &amp; TRIM([.A17]) &amp; &quot;');&quot;;&quot;&quot;)" office:value-type="string" office:string-value="INSERT INTO usbong_kms.x_ray_body_location (x_ray_body_location_id, x_ray_body_location_name) VALUES (NULL, 'Ankle');" calcext:value-type="string">
            <text:p>INSERT INTO usbong_kms.x_ray_body_location (x_ray_body_location_id, x_ray_body_location_name) VALUES (NULL, 'Ankle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17]&lt;&gt;[.I16]; [.J16]+1;[.J16])" office:value-type="float" office:value="7" calcext:value-type="float">
            <text:p>7</text:p>
          </table:table-cell>
          <table:table-cell table:formula="of:=IF([.J17]&lt;&gt;[.J16];&quot;INSERT INTO usbong_kms.x_ray_type (x_ray_type_id, x_ray_type_name) VALUES (NULL, '&quot; &amp; TRIM([.I1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Ankle/Foot</text:p>
          </table:table-cell>
          <table:table-cell table:style-name="ce87" office:value-type="string" calcext:value-type="string">
            <text:p>AP/L/O <text:s/>( 3:1 )</text:p>
          </table:table-cell>
          <table:table-cell table:style-name="ce98" office:value-type="float" office:value="550" calcext:value-type="float">
            <text:p>550</text:p>
          </table:table-cell>
          <table:table-cell table:style-name="ce106" office:value-type="float" office:value="440" calcext:value-type="float">
            <text:p>440</text:p>
          </table:table-cell>
          <table:table-cell/>
          <table:table-cell table:formula="of:=IF([.A18]&lt;&gt;[.A17]; [.F17]+1;[.F17])" office:value-type="float" office:value="11" calcext:value-type="float">
            <text:p>11</text:p>
          </table:table-cell>
          <table:table-cell table:formula="of:==IF([.A18]&lt;&gt;[.A17]; &quot;INSERT INTO usbong_kms.x_ray_body_location (x_ray_body_location_id, x_ray_body_location_name) VALUES (NULL, '&quot; &amp; TRIM([.A18]) &amp; &quot;');&quot;;&quot;&quot;)" office:value-type="string" office:string-value="INSERT INTO usbong_kms.x_ray_body_location (x_ray_body_location_id, x_ray_body_location_name) VALUES (NULL, 'Ankle/Foot');" calcext:value-type="string">
            <text:p>INSERT INTO usbong_kms.x_ray_body_location (x_ray_body_location_id, x_ray_body_location_name) VALUES (NULL, 'Ankle/Foot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18]&lt;&gt;[.I17]; [.J17]+1;[.J17])" office:value-type="float" office:value="7" calcext:value-type="float">
            <text:p>7</text:p>
          </table:table-cell>
          <table:table-cell table:formula="of:=IF([.J18]&lt;&gt;[.J17];&quot;INSERT INTO usbong_kms.x_ray_type (x_ray_type_id, x_ray_type_name) VALUES (NULL, '&quot; &amp; TRIM([.I18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1" office:value-type="string" calcext:value-type="string">
            <text:p>Both Os calsis </text:p>
          </table:table-cell>
          <table:table-cell table:style-name="ce87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0" office:value-type="float" office:value="320" calcext:value-type="float">
            <text:p>320</text:p>
          </table:table-cell>
          <table:table-cell/>
          <table:table-cell table:formula="of:=IF([.A19]&lt;&gt;[.A18]; [.F18]+1;[.F18])" office:value-type="float" office:value="12" calcext:value-type="float">
            <text:p>12</text:p>
          </table:table-cell>
          <table:table-cell table:formula="of:==IF([.A19]&lt;&gt;[.A18]; &quot;INSERT INTO usbong_kms.x_ray_body_location (x_ray_body_location_id, x_ray_body_location_name) VALUES (NULL, '&quot; &amp; TRIM([.A19]) &amp; &quot;');&quot;;&quot;&quot;)" office:value-type="string" office:string-value="INSERT INTO usbong_kms.x_ray_body_location (x_ray_body_location_id, x_ray_body_location_name) VALUES (NULL, 'Both Os calsis');" calcext:value-type="string">
            <text:p>INSERT INTO usbong_kms.x_ray_body_location (x_ray_body_location_id, x_ray_body_location_name) VALUES (NULL, 'Both Os calsis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19]&lt;&gt;[.I18]; [.J18]+1;[.J18])" office:value-type="float" office:value="7" calcext:value-type="float">
            <text:p>7</text:p>
          </table:table-cell>
          <table:table-cell table:formula="of:=IF([.J19]&lt;&gt;[.J18];&quot;INSERT INTO usbong_kms.x_ray_type (x_ray_type_id, x_ray_type_name) VALUES (NULL, '&quot; &amp; TRIM([.I19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Leg <text:s/>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IF([.A20]&lt;&gt;[.A19]; [.F19]+1;[.F19])" office:value-type="float" office:value="13" calcext:value-type="float">
            <text:p>13</text:p>
          </table:table-cell>
          <table:table-cell table:formula="of:==IF([.A20]&lt;&gt;[.A19]; &quot;INSERT INTO usbong_kms.x_ray_body_location (x_ray_body_location_id, x_ray_body_location_name) VALUES (NULL, '&quot; &amp; TRIM([.A20]) &amp; &quot;');&quot;;&quot;&quot;)" office:value-type="string" office:string-value="INSERT INTO usbong_kms.x_ray_body_location (x_ray_body_location_id, x_ray_body_location_name) VALUES (NULL, 'Leg (adult)');" calcext:value-type="string">
            <text:p>INSERT INTO usbong_kms.x_ray_body_location (x_ray_body_location_id, x_ray_body_location_name) VALUES (NULL, 'Leg (adult)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20]&lt;&gt;[.I19]; [.J19]+1;[.J19])" office:value-type="float" office:value="7" calcext:value-type="float">
            <text:p>7</text:p>
          </table:table-cell>
          <table:table-cell table:formula="of:=IF([.J20]&lt;&gt;[.J19];&quot;INSERT INTO usbong_kms.x_ray_type (x_ray_type_id, x_ray_type_name) VALUES (NULL, '&quot; &amp; TRIM([.I20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Leg <text:s/>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IF([.A21]&lt;&gt;[.A20]; [.F20]+1;[.F20])" office:value-type="float" office:value="14" calcext:value-type="float">
            <text:p>14</text:p>
          </table:table-cell>
          <table:table-cell table:formula="of:==IF([.A21]&lt;&gt;[.A20]; &quot;INSERT INTO usbong_kms.x_ray_body_location (x_ray_body_location_id, x_ray_body_location_name) VALUES (NULL, '&quot; &amp; TRIM([.A21]) &amp; &quot;');&quot;;&quot;&quot;)" office:value-type="string" office:string-value="INSERT INTO usbong_kms.x_ray_body_location (x_ray_body_location_id, x_ray_body_location_name) VALUES (NULL, 'Leg (pedia)');" calcext:value-type="string">
            <text:p>INSERT INTO usbong_kms.x_ray_body_location (x_ray_body_location_id, x_ray_body_location_name) VALUES (NULL, 'Leg (pedia)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21]&lt;&gt;[.I20]; [.J20]+1;[.J20])" office:value-type="float" office:value="7" calcext:value-type="float">
            <text:p>7</text:p>
          </table:table-cell>
          <table:table-cell table:formula="of:=IF([.J21]&lt;&gt;[.J20];&quot;INSERT INTO usbong_kms.x_ray_type (x_ray_type_id, x_ray_type_name) VALUES (NULL, '&quot; &amp; TRIM([.I2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knee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00" calcext:value-type="float">
            <text:p>600</text:p>
          </table:table-cell>
          <table:table-cell table:style-name="ce100" office:value-type="float" office:value="480" calcext:value-type="float">
            <text:p>480</text:p>
          </table:table-cell>
          <table:table-cell/>
          <table:table-cell table:formula="of:=IF([.A22]&lt;&gt;[.A21]; [.F21]+1;[.F21])" office:value-type="float" office:value="15" calcext:value-type="float">
            <text:p>15</text:p>
          </table:table-cell>
          <table:table-cell table:formula="of:==IF([.A22]&lt;&gt;[.A21]; &quot;INSERT INTO usbong_kms.x_ray_body_location (x_ray_body_location_id, x_ray_body_location_name) VALUES (NULL, '&quot; &amp; TRIM([.A22]) &amp; &quot;');&quot;;&quot;&quot;)" office:value-type="string" office:string-value="INSERT INTO usbong_kms.x_ray_body_location (x_ray_body_location_id, x_ray_body_location_name) VALUES (NULL, 'knee');" calcext:value-type="string">
            <text:p>INSERT INTO usbong_kms.x_ray_body_location (x_ray_body_location_id, x_ray_body_location_name) VALUES (NULL, 'knee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22]&lt;&gt;[.I21]; [.J21]+1;[.J21])" office:value-type="float" office:value="7" calcext:value-type="float">
            <text:p>7</text:p>
          </table:table-cell>
          <table:table-cell table:formula="of:=IF([.J22]&lt;&gt;[.J21];&quot;INSERT INTO usbong_kms.x_ray_type (x_ray_type_id, x_ray_type_name) VALUES (NULL, '&quot; &amp; TRIM([.I22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Knee / Patella</text:p>
          </table:table-cell>
          <table:table-cell table:style-name="ce91" office:value-type="string" calcext:value-type="string">
            <text:p>AP/L/Skyline (3:1)</text:p>
          </table:table-cell>
          <table:table-cell table:style-name="ce97" office:value-type="float" office:value="750" calcext:value-type="float">
            <text:p>750</text:p>
          </table:table-cell>
          <table:table-cell table:style-name="ce106" office:value-type="float" office:value="600" calcext:value-type="float">
            <text:p>600</text:p>
          </table:table-cell>
          <table:table-cell/>
          <table:table-cell table:formula="of:=IF([.A23]&lt;&gt;[.A22]; [.F22]+1;[.F22])" office:value-type="float" office:value="16" calcext:value-type="float">
            <text:p>16</text:p>
          </table:table-cell>
          <table:table-cell table:formula="of:==IF([.A23]&lt;&gt;[.A22]; &quot;INSERT INTO usbong_kms.x_ray_body_location (x_ray_body_location_id, x_ray_body_location_name) VALUES (NULL, '&quot; &amp; TRIM([.A23]) &amp; &quot;');&quot;;&quot;&quot;)" office:value-type="string" office:string-value="INSERT INTO usbong_kms.x_ray_body_location (x_ray_body_location_id, x_ray_body_location_name) VALUES (NULL, 'Knee / Patella');" calcext:value-type="string">
            <text:p>INSERT INTO usbong_kms.x_ray_body_location (x_ray_body_location_id, x_ray_body_location_name) VALUES (NULL, 'Knee / Patella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23]&lt;&gt;[.I22]; [.J22]+1;[.J22])" office:value-type="float" office:value="7" calcext:value-type="float">
            <text:p>7</text:p>
          </table:table-cell>
          <table:table-cell table:formula="of:=IF([.J23]&lt;&gt;[.J22];&quot;INSERT INTO usbong_kms.x_ray_type (x_ray_type_id, x_ray_type_name) VALUES (NULL, '&quot; &amp; TRIM([.I23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emur (adult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650" calcext:value-type="float">
            <text:p>650</text:p>
          </table:table-cell>
          <table:table-cell table:style-name="ce106" office:value-type="float" office:value="520" calcext:value-type="float">
            <text:p>520</text:p>
          </table:table-cell>
          <table:table-cell/>
          <table:table-cell table:formula="of:=IF([.A24]&lt;&gt;[.A23]; [.F23]+1;[.F23])" office:value-type="float" office:value="17" calcext:value-type="float">
            <text:p>17</text:p>
          </table:table-cell>
          <table:table-cell table:formula="of:==IF([.A24]&lt;&gt;[.A23]; &quot;INSERT INTO usbong_kms.x_ray_body_location (x_ray_body_location_id, x_ray_body_location_name) VALUES (NULL, '&quot; &amp; TRIM([.A24]) &amp; &quot;');&quot;;&quot;&quot;)" office:value-type="string" office:string-value="INSERT INTO usbong_kms.x_ray_body_location (x_ray_body_location_id, x_ray_body_location_name) VALUES (NULL, 'Femur (adult)');" calcext:value-type="string">
            <text:p>INSERT INTO usbong_kms.x_ray_body_location (x_ray_body_location_id, x_ray_body_location_name) VALUES (NULL, 'Femur (adult)');</text:p>
          </table:table-cell>
          <table:table-cell/>
          <table:table-cell table:style-name="ce87" office:value-type="string" calcext:value-type="string">
            <text:p>AP/L</text:p>
          </table:table-cell>
          <table:table-cell table:formula="of:=IF([.I24]&lt;&gt;[.I23]; [.J23]+1;[.J23])" office:value-type="float" office:value="7" calcext:value-type="float">
            <text:p>7</text:p>
          </table:table-cell>
          <table:table-cell table:formula="of:=IF([.J24]&lt;&gt;[.J23];&quot;INSERT INTO usbong_kms.x_ray_type (x_ray_type_id, x_ray_type_name) VALUES (NULL, '&quot; &amp; TRIM([.I24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Femur (pedia)</text:p>
          </table:table-cell>
          <table:table-cell table:style-name="ce87" office:value-type="string" calcext:value-type="string">
            <text:p>AP/L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/>
          <table:table-cell table:formula="of:=IF([.A25]&lt;&gt;[.A24]; [.F24]+1;[.F24])" office:value-type="float" office:value="18" calcext:value-type="float">
            <text:p>18</text:p>
          </table:table-cell>
          <table:table-cell table:formula="of:==IF([.A25]&lt;&gt;[.A24]; &quot;INSERT INTO usbong_kms.x_ray_body_location (x_ray_body_location_id, x_ray_body_location_name) VALUES (NULL, '&quot; &amp; TRIM([.A25]) &amp; &quot;');&quot;;&quot;&quot;)" office:value-type="string" office:string-value="INSERT INTO usbong_kms.x_ray_body_location (x_ray_body_location_id, x_ray_body_location_name) VALUES (NULL, 'Femur (pedia)');" calcext:value-type="string">
            <text:p>INSERT INTO usbong_kms.x_ray_body_location (x_ray_body_location_id, x_ray_body_location_name) VALUES (NULL, 'Femur (pedia)');</text:p>
          </table:table-cell>
          <table:table-cell/>
          <table:table-cell table:style-name="ce91" office:value-type="string" calcext:value-type="string">
            <text:p>AP/L</text:p>
          </table:table-cell>
          <table:table-cell table:formula="of:=IF([.I25]&lt;&gt;[.I24]; [.J24]+1;[.J24])" office:value-type="float" office:value="7" calcext:value-type="float">
            <text:p>7</text:p>
          </table:table-cell>
          <table:table-cell table:formula="of:=IF([.J25]&lt;&gt;[.J24];&quot;INSERT INTO usbong_kms.x_ray_type (x_ray_type_id, x_ray_type_name) VALUES (NULL, '&quot; &amp; TRIM([.I25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Skull</text:p>
          </table:table-cell>
          <table:table-cell table:style-name="ce91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IF([.A26]&lt;&gt;[.A25]; [.F25]+1;[.F25])" office:value-type="float" office:value="19" calcext:value-type="float">
            <text:p>19</text:p>
          </table:table-cell>
          <table:table-cell table:formula="of:==IF([.A26]&lt;&gt;[.A25]; &quot;INSERT INTO usbong_kms.x_ray_body_location (x_ray_body_location_id, x_ray_body_location_name) VALUES (NULL, '&quot; &amp; TRIM([.A26]) &amp; &quot;');&quot;;&quot;&quot;)" office:value-type="string" office:string-value="INSERT INTO usbong_kms.x_ray_body_location (x_ray_body_location_id, x_ray_body_location_name) VALUES (NULL, 'Skull');" calcext:value-type="string">
            <text:p>INSERT INTO usbong_kms.x_ray_body_location (x_ray_body_location_id, x_ray_body_location_name) VALUES (NULL, 'Skull');</text:p>
          </table:table-cell>
          <table:table-cell/>
          <table:table-cell table:style-name="ce92" office:value-type="string" calcext:value-type="string">
            <text:p>AP/L</text:p>
          </table:table-cell>
          <table:table-cell table:formula="of:=IF([.I26]&lt;&gt;[.I25]; [.J25]+1;[.J25])" office:value-type="float" office:value="7" calcext:value-type="float">
            <text:p>7</text:p>
          </table:table-cell>
          <table:table-cell table:formula="of:=IF([.J26]&lt;&gt;[.J25];&quot;INSERT INTO usbong_kms.x_ray_type (x_ray_type_id, x_ray_type_name) VALUES (NULL, '&quot; &amp; TRIM([.I2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78" office:value-type="string" calcext:value-type="string">
            <text:p>Cervic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700" calcext:value-type="float">
            <text:p>700</text:p>
          </table:table-cell>
          <table:table-cell table:style-name="ce106" office:value-type="float" office:value="560" calcext:value-type="float">
            <text:p>560</text:p>
          </table:table-cell>
          <table:table-cell/>
          <table:table-cell table:formula="of:=IF([.A27]&lt;&gt;[.A26]; [.F26]+1;[.F26])" office:value-type="float" office:value="20" calcext:value-type="float">
            <text:p>20</text:p>
          </table:table-cell>
          <table:table-cell table:formula="of:==IF([.A27]&lt;&gt;[.A26]; &quot;INSERT INTO usbong_kms.x_ray_body_location (x_ray_body_location_id, x_ray_body_location_name) VALUES (NULL, '&quot; &amp; TRIM([.A27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92" office:value-type="string" calcext:value-type="string">
            <text:p>AP/L</text:p>
          </table:table-cell>
          <table:table-cell table:formula="of:=IF([.I27]&lt;&gt;[.I26]; [.J26]+1;[.J26])" office:value-type="float" office:value="7" calcext:value-type="float">
            <text:p>7</text:p>
          </table:table-cell>
          <table:table-cell table:formula="of:=IF([.J27]&lt;&gt;[.J26];&quot;INSERT INTO usbong_kms.x_ray_type (x_ray_type_id, x_ray_type_name) VALUES (NULL, '&quot; &amp; TRIM([.I27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92" office:value-type="string" calcext:value-type="string">
            <text:p>AP/L, R/L Oblique</text:p>
          </table:table-cell>
          <table:table-cell table:style-name="ce99" office:value-type="float" office:value="1100" calcext:value-type="float">
            <text:p>1100</text:p>
          </table:table-cell>
          <table:table-cell table:style-name="ce100" office:value-type="float" office:value="880" calcext:value-type="float">
            <text:p>880</text:p>
          </table:table-cell>
          <table:table-cell/>
          <table:table-cell table:formula="of:=IF([.A28]&lt;&gt;[.A27]; [.F27]+1;[.F27])" office:value-type="float" office:value="20" calcext:value-type="float">
            <text:p>20</text:p>
          </table:table-cell>
          <table:table-cell table:formula="of:==IF([.A28]&lt;&gt;[.A27]; &quot;INSERT INTO usbong_kms.x_ray_body_location (x_ray_body_location_id, x_ray_body_location_name) VALUES (NULL, '&quot; &amp; TRIM([.A28]) &amp; &quot;');&quot;;&quot;&quot;)">
            <text:p/>
          </table:table-cell>
          <table:table-cell/>
          <table:table-cell table:style-name="ce92" office:value-type="string" calcext:value-type="string">
            <text:p>AP/L</text:p>
          </table:table-cell>
          <table:table-cell table:formula="of:=IF([.I28]&lt;&gt;[.I27]; [.J27]+1;[.J27])" office:value-type="float" office:value="7" calcext:value-type="float">
            <text:p>7</text:p>
          </table:table-cell>
          <table:table-cell table:formula="of:=IF([.J28]&lt;&gt;[.J27];&quot;INSERT INTO usbong_kms.x_ray_type (x_ray_type_id, x_ray_type_name) VALUES (NULL, '&quot; &amp; TRIM([.I28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ervical</text:p>
          </table:table-cell>
          <table:table-cell table:style-name="ce20" office:value-type="string" calcext:value-type="string">
            <text:p>Lat., R/L Oblique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IF([.A29]&lt;&gt;[.A28]; [.F28]+1;[.F28])" office:value-type="float" office:value="20" calcext:value-type="float">
            <text:p>20</text:p>
          </table:table-cell>
          <table:table-cell table:formula="of:==IF([.A29]&lt;&gt;[.A28]; &quot;INSERT INTO usbong_kms.x_ray_body_location (x_ray_body_location_id, x_ray_body_location_name) VALUES (NULL, '&quot; &amp; TRIM([.A29]) &amp; &quot;');&quot;;&quot;&quot;)">
            <text:p/>
          </table:table-cell>
          <table:table-cell/>
          <table:table-cell table:style-name="ce92" office:value-type="string" calcext:value-type="string">
            <text:p>AP/L, R/L Oblique</text:p>
          </table:table-cell>
          <table:table-cell table:formula="of:=IF([.I29]&lt;&gt;[.I28]; [.J28]+1;[.J28])" office:value-type="float" office:value="8" calcext:value-type="float">
            <text:p>8</text:p>
          </table:table-cell>
          <table:table-cell table:formula="of:=IF([.J29]&lt;&gt;[.J28];&quot;INSERT INTO usbong_kms.x_ray_type (x_ray_type_id, x_ray_type_name) VALUES (NULL, '&quot; &amp; TRIM([.I29]) &amp; &quot;');&quot;;&quot;&quot;)" office:value-type="string" office:string-value="INSERT INTO usbong_kms.x_ray_type (x_ray_type_id, x_ray_type_name) VALUES (NULL, 'AP/L, R/L Oblique');" calcext:value-type="string">
            <text:p>INSERT INTO usbong_kms.x_ray_type (x_ray_type_id, x_ray_type_name) VALUES (NULL, 'AP/L, R/L Oblique');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Cervic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350" calcext:value-type="float">
            <text:p>350</text:p>
          </table:table-cell>
          <table:table-cell table:style-name="ce100" office:value-type="float" office:value="280" calcext:value-type="float">
            <text:p>280</text:p>
          </table:table-cell>
          <table:table-cell/>
          <table:table-cell table:formula="of:=IF([.A30]&lt;&gt;[.A29]; [.F29]+1;[.F29])" office:value-type="float" office:value="21" calcext:value-type="float">
            <text:p>21</text:p>
          </table:table-cell>
          <table:table-cell table:formula="of:==IF([.A30]&lt;&gt;[.A29]; &quot;INSERT INTO usbong_kms.x_ray_body_location (x_ray_body_location_id, x_ray_body_location_name) VALUES (NULL, '&quot; &amp; TRIM([.A30]) &amp; &quot;');&quot;;&quot;&quot;)" office:value-type="string" office:string-value="INSERT INTO usbong_kms.x_ray_body_location (x_ray_body_location_id, x_ray_body_location_name) VALUES (NULL, 'Cervical');" calcext:value-type="string">
            <text:p>INSERT INTO usbong_kms.x_ray_body_location (x_ray_body_location_id, x_ray_body_location_name) VALUES (NULL, 'Cervical');</text:p>
          </table:table-cell>
          <table:table-cell/>
          <table:table-cell table:style-name="ce79" office:value-type="string" calcext:value-type="string">
            <text:p>AP/L/O <text:s/>( 3:1 )</text:p>
          </table:table-cell>
          <table:table-cell table:formula="of:=IF([.I30]&lt;&gt;[.I29]; [.J29]+1;[.J29])" office:value-type="float" office:value="9" calcext:value-type="float">
            <text:p>9</text:p>
          </table:table-cell>
          <table:table-cell table:formula="of:=IF([.J30]&lt;&gt;[.J29];&quot;INSERT INTO usbong_kms.x_ray_type (x_ray_type_id, x_ray_type_name) VALUES (NULL, '&quot; &amp; TRIM([.I30]) &amp; &quot;');&quot;;&quot;&quot;)" office:value-type="string" office:string-value="INSERT INTO usbong_kms.x_ray_type (x_ray_type_id, x_ray_type_name) VALUES (NULL, 'AP/L/O ( 3:1 )');" calcext:value-type="string">
            <text:p>INSERT INTO usbong_kms.x_ray_type (x_ray_type_id, x_ray_type_name) VALUES (NULL, 'AP/L/O ( 3:1 )');</text:p>
          </table:table-cell>
          <table:table-cell table:number-columns-repeated="55"/>
        </table:table-row>
        <table:table-row table:style-name="ro1">
          <table:table-cell table:style-name="ce77" office:value-type="string" calcext:value-type="string">
            <text:p>T-cage</text:p>
          </table:table-cell>
          <table:table-cell table:style-name="ce91" office:value-type="string" calcext:value-type="string">
            <text:p>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1]&lt;&gt;[.A30]; [.F30]+1;[.F30])" office:value-type="float" office:value="22" calcext:value-type="float">
            <text:p>22</text:p>
          </table:table-cell>
          <table:table-cell table:formula="of:==IF([.A31]&lt;&gt;[.A30]; &quot;INSERT INTO usbong_kms.x_ray_body_location (x_ray_body_location_id, x_ray_body_location_name) VALUES (NULL, '&quot; &amp; TRIM([.A31]) &amp; &quot;');&quot;;&quot;&quot;)" office:value-type="string" office:string-value="INSERT INTO usbong_kms.x_ray_body_location (x_ray_body_location_id, x_ray_body_location_name) VALUES (NULL, 'T-cage');" calcext:value-type="string">
            <text:p>INSERT INTO usbong_kms.x_ray_body_location (x_ray_body_location_id, x_ray_body_location_name) VALUES (NULL, 'T-cage');</text:p>
          </table:table-cell>
          <table:table-cell/>
          <table:table-cell table:style-name="ce87" office:value-type="string" calcext:value-type="string">
            <text:p>AP/L/O <text:s/>( 3:1 )</text:p>
          </table:table-cell>
          <table:table-cell table:formula="of:=IF([.I31]&lt;&gt;[.I30]; [.J30]+1;[.J30])" office:value-type="float" office:value="9" calcext:value-type="float">
            <text:p>9</text:p>
          </table:table-cell>
          <table:table-cell table:formula="of:=IF([.J31]&lt;&gt;[.J30];&quot;INSERT INTO usbong_kms.x_ray_type (x_ray_type_id, x_ray_type_name) VALUES (NULL, '&quot; &amp; TRIM([.I3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Pelvis</text:p>
          </table:table-cell>
          <table:table-cell table:style-name="ce92" office:value-type="string" calcext:value-type="string">
            <text:p>AP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2]&lt;&gt;[.A31]; [.F31]+1;[.F31])" office:value-type="float" office:value="23" calcext:value-type="float">
            <text:p>23</text:p>
          </table:table-cell>
          <table:table-cell table:formula="of:==IF([.A32]&lt;&gt;[.A31]; &quot;INSERT INTO usbong_kms.x_ray_body_location (x_ray_body_location_id, x_ray_body_location_name) VALUES (NULL, '&quot; &amp; TRIM([.A32]) &amp; &quot;');&quot;;&quot;&quot;)" office:value-type="string" office:string-value="INSERT INTO usbong_kms.x_ray_body_location (x_ray_body_location_id, x_ray_body_location_name) VALUES (NULL, 'Pelvis');" calcext:value-type="string">
            <text:p>INSERT INTO usbong_kms.x_ray_body_location (x_ray_body_location_id, x_ray_body_location_name) VALUES (NULL, 'Pelvis');</text:p>
          </table:table-cell>
          <table:table-cell/>
          <table:table-cell table:style-name="ce91" office:value-type="string" calcext:value-type="string">
            <text:p>AP/L/Skyline (3:1)</text:p>
          </table:table-cell>
          <table:table-cell table:formula="of:=IF([.I32]&lt;&gt;[.I31]; [.J31]+1;[.J31])" office:value-type="float" office:value="10" calcext:value-type="float">
            <text:p>10</text:p>
          </table:table-cell>
          <table:table-cell table:formula="of:=IF([.J32]&lt;&gt;[.J31];&quot;INSERT INTO usbong_kms.x_ray_type (x_ray_type_id, x_ray_type_name) VALUES (NULL, '&quot; &amp; TRIM([.I32]) &amp; &quot;');&quot;;&quot;&quot;)" office:value-type="string" office:string-value="INSERT INTO usbong_kms.x_ray_type (x_ray_type_id, x_ray_type_name) VALUES (NULL, 'AP/L/Skyline (3:1)');" calcext:value-type="string">
            <text:p>INSERT INTO usbong_kms.x_ray_type (x_ray_type_id, x_ray_type_name) VALUES (NULL, 'AP/L/Skyline (3:1)');</text:p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Pelvis / Hip Joints</text:p>
          </table:table-cell>
          <table:table-cell table:style-name="ce94" office:value-type="string" calcext:value-type="string">
            <text:p>AP/Frog leg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/>
          <table:table-cell table:formula="of:=IF([.A33]&lt;&gt;[.A32]; [.F32]+1;[.F32])" office:value-type="float" office:value="24" calcext:value-type="float">
            <text:p>24</text:p>
          </table:table-cell>
          <table:table-cell table:formula="of:==IF([.A33]&lt;&gt;[.A32]; &quot;INSERT INTO usbong_kms.x_ray_body_location (x_ray_body_location_id, x_ray_body_location_name) VALUES (NULL, '&quot; &amp; TRIM([.A33]) &amp; &quot;');&quot;;&quot;&quot;)" office:value-type="string" office:string-value="INSERT INTO usbong_kms.x_ray_body_location (x_ray_body_location_id, x_ray_body_location_name) VALUES (NULL, 'Pelvis / Hip Joints');" calcext:value-type="string">
            <text:p>INSERT INTO usbong_kms.x_ray_body_location (x_ray_body_location_id, x_ray_body_location_name) VALUES (NULL, 'Pelvis / Hip Joints');</text:p>
          </table:table-cell>
          <table:table-cell/>
          <table:table-cell table:style-name="ce89" office:value-type="string" calcext:value-type="string">
            <text:p>AP/O</text:p>
          </table:table-cell>
          <table:table-cell table:formula="of:=IF([.I33]&lt;&gt;[.I32]; [.J32]+1;[.J32])" office:value-type="float" office:value="11" calcext:value-type="float">
            <text:p>11</text:p>
          </table:table-cell>
          <table:table-cell table:formula="of:=IF([.J33]&lt;&gt;[.J32];&quot;INSERT INTO usbong_kms.x_ray_type (x_ray_type_id, x_ray_type_name) VALUES (NULL, '&quot; &amp; TRIM([.I33]) &amp; &quot;');&quot;;&quot;&quot;)" office:value-type="string" office:string-value="INSERT INTO usbong_kms.x_ray_type (x_ray_type_id, x_ray_type_name) VALUES (NULL, 'AP/O');" calcext:value-type="string">
            <text:p>INSERT INTO usbong_kms.x_ray_type (x_ray_type_id, x_ray_type_name) VALUES (NULL, 'AP/O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-upright</text:p>
          </table:table-cell>
          <table:table-cell table:style-name="ce98" office:value-type="float" office:value="500" calcext:value-type="float">
            <text:p>500</text:p>
          </table:table-cell>
          <table:table-cell table:style-name="ce106" office:value-type="float" office:value="400" calcext:value-type="float">
            <text:p>400</text:p>
          </table:table-cell>
          <table:table-cell/>
          <table:table-cell table:formula="of:=IF([.A34]&lt;&gt;[.A33]; [.F33]+1;[.F33])" office:value-type="float" office:value="25" calcext:value-type="float">
            <text:p>25</text:p>
          </table:table-cell>
          <table:table-cell table:formula="of:==IF([.A34]&lt;&gt;[.A33]; &quot;INSERT INTO usbong_kms.x_ray_body_location (x_ray_body_location_id, x_ray_body_location_name) VALUES (NULL, '&quot; &amp; TRIM([.A34]) &amp; &quot;');&quot;;&quot;&quot;)" office:value-type="string" office:string-value="INSERT INTO usbong_kms.x_ray_body_location (x_ray_body_location_id, x_ray_body_location_name) VALUES (NULL, 'Thoraco-lumbar');" calcext:value-type="string">
            <text:p>INSERT INTO usbong_kms.x_ray_body_location (x_ray_body_location_id, x_ray_body_location_name) VALUES (NULL, 'Thoraco-lumbar');</text:p>
          </table:table-cell>
          <table:table-cell/>
          <table:table-cell table:style-name="ce87" office:value-type="string" calcext:value-type="string">
            <text:p>AP/O</text:p>
          </table:table-cell>
          <table:table-cell table:formula="of:=IF([.I34]&lt;&gt;[.I33]; [.J33]+1;[.J33])" office:value-type="float" office:value="11" calcext:value-type="float">
            <text:p>11</text:p>
          </table:table-cell>
          <table:table-cell table:formula="of:=IF([.J34]&lt;&gt;[.J33];&quot;INSERT INTO usbong_kms.x_ray_type (x_ray_type_id, x_ray_type_name) VALUES (NULL, '&quot; &amp; TRIM([.I34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84"/>
          <table:table-cell table:formula="of:=IF([.A35]&lt;&gt;[.A34]; [.F34]+1;[.F34])" office:value-type="float" office:value="25" calcext:value-type="float">
            <text:p>25</text:p>
          </table:table-cell>
          <table:table-cell table:formula="of:==IF([.A35]&lt;&gt;[.A34]; &quot;INSERT INTO usbong_kms.x_ray_body_location (x_ray_body_location_id, x_ray_body_location_name) VALUES (NULL, '&quot; &amp; TRIM([.A35]) &amp; &quot;');&quot;;&quot;&quot;)">
            <text:p/>
          </table:table-cell>
          <table:table-cell/>
          <table:table-cell table:style-name="ce92" office:value-type="string" calcext:value-type="string">
            <text:p>APL</text:p>
          </table:table-cell>
          <table:table-cell table:formula="of:=IF([.I35]&lt;&gt;[.I34]; [.J34]+1;[.J34])" office:value-type="float" office:value="12" calcext:value-type="float">
            <text:p>12</text:p>
          </table:table-cell>
          <table:table-cell table:formula="of:=IF([.J35]&lt;&gt;[.J34];&quot;INSERT INTO usbong_kms.x_ray_type (x_ray_type_id, x_ray_type_name) VALUES (NULL, '&quot; &amp; TRIM([.I35]) &amp; &quot;');&quot;;&quot;&quot;)" office:value-type="string" office:string-value="INSERT INTO usbong_kms.x_ray_type (x_ray_type_id, x_ray_type_name) VALUES (NULL, 'APL');" calcext:value-type="string">
            <text:p>INSERT INTO usbong_kms.x_ray_type (x_ray_type_id, x_ray_type_name) VALUES (NULL, 'APL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2" office:value-type="string" calcext:value-type="string">
            <text:p>AP, R/L Bending</text:p>
          </table:table-cell>
          <table:table-cell table:style-name="ce97" office:value-type="float" office:value="1350" calcext:value-type="float">
            <text:p>1350</text:p>
          </table:table-cell>
          <table:table-cell table:style-name="ce106"/>
          <table:table-cell table:style-name="ce84"/>
          <table:table-cell table:formula="of:=IF([.A36]&lt;&gt;[.A35]; [.F35]+1;[.F35])" office:value-type="float" office:value="25" calcext:value-type="float">
            <text:p>25</text:p>
          </table:table-cell>
          <table:table-cell table:formula="of:==IF([.A36]&lt;&gt;[.A35]; &quot;INSERT INTO usbong_kms.x_ray_body_location (x_ray_body_location_id, x_ray_body_location_name) VALUES (NULL, '&quot; &amp; TRIM([.A36]) &amp; &quot;');&quot;;&quot;&quot;)">
            <text:p/>
          </table:table-cell>
          <table:table-cell/>
          <table:table-cell table:style-name="ce90" office:value-type="string" calcext:value-type="string">
            <text:p>APL</text:p>
          </table:table-cell>
          <table:table-cell table:formula="of:=IF([.I36]&lt;&gt;[.I35]; [.J35]+1;[.J35])" office:value-type="float" office:value="12" calcext:value-type="float">
            <text:p>12</text:p>
          </table:table-cell>
          <table:table-cell table:formula="of:=IF([.J36]&lt;&gt;[.J35];&quot;INSERT INTO usbong_kms.x_ray_type (x_ray_type_id, x_ray_type_name) VALUES (NULL, '&quot; &amp; TRIM([.I36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Thoraco-lumbar</text:p>
          </table:table-cell>
          <table:table-cell table:style-name="ce90" office:value-type="string" calcext:value-type="string">
            <text:p>Scoliosis Series</text:p>
          </table:table-cell>
          <table:table-cell table:style-name="ce100" office:value-type="string" calcext:value-type="string">
            <text:p>450per film</text:p>
          </table:table-cell>
          <table:table-cell table:style-name="ce106"/>
          <table:table-cell table:style-name="ce84"/>
          <table:table-cell table:formula="of:=IF([.A37]&lt;&gt;[.A36]; [.F36]+1;[.F36])" office:value-type="float" office:value="25" calcext:value-type="float">
            <text:p>25</text:p>
          </table:table-cell>
          <table:table-cell table:formula="of:==IF([.A37]&lt;&gt;[.A36]; &quot;INSERT INTO usbong_kms.x_ray_body_location (x_ray_body_location_id, x_ray_body_location_name) VALUES (NULL, '&quot; &amp; TRIM([.A37]) &amp; &quot;');&quot;;&quot;&quot;)">
            <text:p/>
          </table:table-cell>
          <table:table-cell/>
          <table:table-cell table:style-name="ce92" office:value-type="string" calcext:value-type="string">
            <text:p>Hips AP, L-S lat</text:p>
          </table:table-cell>
          <table:table-cell table:formula="of:=IF([.I37]&lt;&gt;[.I36]; [.J36]+1;[.J36])" office:value-type="float" office:value="13" calcext:value-type="float">
            <text:p>13</text:p>
          </table:table-cell>
          <table:table-cell table:formula="of:=IF([.J37]&lt;&gt;[.J36];&quot;INSERT INTO usbong_kms.x_ray_type (x_ray_type_id, x_ray_type_name) VALUES (NULL, '&quot; &amp; TRIM([.I37]) &amp; &quot;');&quot;;&quot;&quot;)" office:value-type="string" office:string-value="INSERT INTO usbong_kms.x_ray_type (x_ray_type_id, x_ray_type_name) VALUES (NULL, 'Hips AP, L-S lat');" calcext:value-type="string">
            <text:p>INSERT INTO usbong_kms.x_ray_type (x_ray_type_id, x_ray_type_name) VALUES (NULL, 'Hips AP, L-S lat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AP/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IF([.A38]&lt;&gt;[.A37]; [.F37]+1;[.F37])" office:value-type="float" office:value="26" calcext:value-type="float">
            <text:p>26</text:p>
          </table:table-cell>
          <table:table-cell table:formula="of:==IF([.A38]&lt;&gt;[.A37]; &quot;INSERT INTO usbong_kms.x_ray_body_location (x_ray_body_location_id, x_ray_body_location_name) VALUES (NULL, '&quot; &amp; TRIM([.A38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20" office:value-type="string" calcext:value-type="string">
            <text:p>Lat., R/L Oblique</text:p>
          </table:table-cell>
          <table:table-cell table:formula="of:=IF([.I38]&lt;&gt;[.I37]; [.J37]+1;[.J37])" office:value-type="float" office:value="14" calcext:value-type="float">
            <text:p>14</text:p>
          </table:table-cell>
          <table:table-cell table:formula="of:=IF([.J38]&lt;&gt;[.J37];&quot;INSERT INTO usbong_kms.x_ray_type (x_ray_type_id, x_ray_type_name) VALUES (NULL, '&quot; &amp; TRIM([.I38]) &amp; &quot;');&quot;;&quot;&quot;)" office:value-type="string" office:string-value="INSERT INTO usbong_kms.x_ray_type (x_ray_type_id, x_ray_type_name) VALUES (NULL, 'Lat., R/L Oblique');" calcext:value-type="string">
            <text:p>INSERT INTO usbong_kms.x_ray_type (x_ray_type_id, x_ray_type_name) VALUES (NULL, 'Lat., R/L Oblique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</text:p>
          </table:table-cell>
          <table:table-cell table:style-name="ce92" office:value-type="string" calcext:value-type="string">
            <text:p>Hips AP, L-S lat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IF([.A39]&lt;&gt;[.A38]; [.F38]+1;[.F38])" office:value-type="float" office:value="26" calcext:value-type="float">
            <text:p>26</text:p>
          </table:table-cell>
          <table:table-cell table:formula="of:==IF([.A39]&lt;&gt;[.A38]; &quot;INSERT INTO usbong_kms.x_ray_body_location (x_ray_body_location_id, x_ray_body_location_name) VALUES (NULL, '&quot; &amp; TRIM([.A39]) &amp; &quot;');&quot;;&quot;&quot;)">
            <text:p/>
          </table:table-cell>
          <table:table-cell/>
          <table:table-cell table:style-name="ce87" office:value-type="string" calcext:value-type="string">
            <text:p>lateral only</text:p>
          </table:table-cell>
          <table:table-cell table:formula="of:=IF([.I39]&lt;&gt;[.I38]; [.J38]+1;[.J38])" office:value-type="float" office:value="15" calcext:value-type="float">
            <text:p>15</text:p>
          </table:table-cell>
          <table:table-cell table:formula="of:=IF([.J39]&lt;&gt;[.J38];&quot;INSERT INTO usbong_kms.x_ray_type (x_ray_type_id, x_ray_type_name) VALUES (NULL, '&quot; &amp; TRIM([.I39]) &amp; &quot;');&quot;;&quot;&quot;)" office:value-type="string" office:string-value="INSERT INTO usbong_kms.x_ray_type (x_ray_type_id, x_ray_type_name) VALUES (NULL, 'lateral only');" calcext:value-type="string">
            <text:p>INSERT INTO usbong_kms.x_ray_type (x_ray_type_id, x_ray_type_name) VALUES (NULL, 'lateral only');</text:p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Lumbo-sacral to lower thoracic</text:p>
          </table:table-cell>
          <table:table-cell table:style-name="ce92" office:value-type="string" calcext:value-type="string">
            <text:p>APL</text:p>
          </table:table-cell>
          <table:table-cell table:style-name="ce97" office:value-type="float" office:value="900" calcext:value-type="float">
            <text:p>900</text:p>
          </table:table-cell>
          <table:table-cell table:style-name="ce106" office:value-type="float" office:value="720" calcext:value-type="float">
            <text:p>720</text:p>
          </table:table-cell>
          <table:table-cell table:style-name="ce93"/>
          <table:table-cell table:formula="of:=IF([.A40]&lt;&gt;[.A39]; [.F39]+1;[.F39])" office:value-type="float" office:value="27" calcext:value-type="float">
            <text:p>27</text:p>
          </table:table-cell>
          <table:table-cell table:formula="of:==IF([.A40]&lt;&gt;[.A39]; &quot;INSERT INTO usbong_kms.x_ray_body_location (x_ray_body_location_id, x_ray_body_location_name) VALUES (NULL, '&quot; &amp; TRIM([.A40]) &amp; &quot;');&quot;;&quot;&quot;)" office:value-type="string" office:string-value="INSERT INTO usbong_kms.x_ray_body_location (x_ray_body_location_id, x_ray_body_location_name) VALUES (NULL, 'Lumbo-sacral to lower thoracic');" calcext:value-type="string">
            <text:p>INSERT INTO usbong_kms.x_ray_body_location (x_ray_body_location_id, x_ray_body_location_name) VALUES (NULL, 'Lumbo-sacral to lower thoracic');</text:p>
          </table:table-cell>
          <table:table-cell/>
          <table:table-cell table:style-name="ce94" office:value-type="string" calcext:value-type="string">
            <text:p>lateral only</text:p>
          </table:table-cell>
          <table:table-cell table:formula="of:=IF([.I40]&lt;&gt;[.I39]; [.J39]+1;[.J39])" office:value-type="float" office:value="15" calcext:value-type="float">
            <text:p>15</text:p>
          </table:table-cell>
          <table:table-cell table:formula="of:=IF([.J40]&lt;&gt;[.J39];&quot;INSERT INTO usbong_kms.x_ray_type (x_ray_type_id, x_ray_type_name) VALUES (NULL, '&quot; &amp; TRIM([.I40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Lumbo-sacral </text:p>
          </table:table-cell>
          <table:table-cell table:style-name="ce94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IF([.A41]&lt;&gt;[.A40]; [.F40]+1;[.F40])" office:value-type="float" office:value="28" calcext:value-type="float">
            <text:p>28</text:p>
          </table:table-cell>
          <table:table-cell table:formula="of:==IF([.A41]&lt;&gt;[.A40]; &quot;INSERT INTO usbong_kms.x_ray_body_location (x_ray_body_location_id, x_ray_body_location_name) VALUES (NULL, '&quot; &amp; TRIM([.A41]) &amp; &quot;');&quot;;&quot;&quot;)" office:value-type="string" office:string-value="INSERT INTO usbong_kms.x_ray_body_location (x_ray_body_location_id, x_ray_body_location_name) VALUES (NULL, 'Lumbo-sacral');" calcext:value-type="string">
            <text:p>INSERT INTO usbong_kms.x_ray_body_location (x_ray_body_location_id, x_ray_body_location_name) VALUES (NULL, 'Lumbo-sacral');</text:p>
          </table:table-cell>
          <table:table-cell/>
          <table:table-cell table:style-name="ce94" office:value-type="string" calcext:value-type="string">
            <text:p>lateral only</text:p>
          </table:table-cell>
          <table:table-cell table:formula="of:=IF([.I41]&lt;&gt;[.I40]; [.J40]+1;[.J40])" office:value-type="float" office:value="15" calcext:value-type="float">
            <text:p>15</text:p>
          </table:table-cell>
          <table:table-cell table:formula="of:=IF([.J41]&lt;&gt;[.J40];&quot;INSERT INTO usbong_kms.x_ray_type (x_ray_type_id, x_ray_type_name) VALUES (NULL, '&quot; &amp; TRIM([.I41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0" office:value-type="string" calcext:value-type="string">
            <text:p>Coccyx</text:p>
          </table:table-cell>
          <table:table-cell table:style-name="ce90" office:value-type="string" calcext:value-type="string">
            <text:p>APL</text:p>
          </table:table-cell>
          <table:table-cell table:style-name="ce97" office:value-type="float" office:value="800" calcext:value-type="float">
            <text:p>800</text:p>
          </table:table-cell>
          <table:table-cell table:style-name="ce106" office:value-type="float" office:value="640" calcext:value-type="float">
            <text:p>640</text:p>
          </table:table-cell>
          <table:table-cell table:style-name="ce93"/>
          <table:table-cell table:formula="of:=IF([.A42]&lt;&gt;[.A41]; [.F41]+1;[.F41])" office:value-type="float" office:value="29" calcext:value-type="float">
            <text:p>29</text:p>
          </table:table-cell>
          <table:table-cell table:formula="of:==IF([.A42]&lt;&gt;[.A41]; &quot;INSERT INTO usbong_kms.x_ray_body_location (x_ray_body_location_id, x_ray_body_location_name) VALUES (NULL, '&quot; &amp; TRIM([.A42]) &amp; &quot;');&quot;;&quot;&quot;)" office:value-type="string" office:string-value="INSERT INTO usbong_kms.x_ray_body_location (x_ray_body_location_id, x_ray_body_location_name) VALUES (NULL, 'Coccyx');" calcext:value-type="string">
            <text:p>INSERT INTO usbong_kms.x_ray_body_location (x_ray_body_location_id, x_ray_body_location_name) VALUES (NULL, 'Coccyx');</text:p>
          </table:table-cell>
          <table:table-cell/>
          <table:table-cell table:style-name="ce90" office:value-type="string" calcext:value-type="string">
            <text:p>lateral only</text:p>
          </table:table-cell>
          <table:table-cell table:formula="of:=IF([.I42]&lt;&gt;[.I41]; [.J41]+1;[.J41])" office:value-type="float" office:value="15" calcext:value-type="float">
            <text:p>15</text:p>
          </table:table-cell>
          <table:table-cell table:formula="of:=IF([.J42]&lt;&gt;[.J41];&quot;INSERT INTO usbong_kms.x_ray_type (x_ray_type_id, x_ray_type_name) VALUES (NULL, '&quot; &amp; TRIM([.I42]) &amp; &quot;');&quot;;&quot;&quot;)">
            <text:p/>
          </table:table-cell>
          <table:table-cell table:number-columns-repeated="55"/>
        </table:table-row>
        <table:table-row table:style-name="ro1">
          <table:table-cell table:style-name="ce82" office:value-type="string" calcext:value-type="string">
            <text:p>Coccyx</text:p>
          </table:table-cell>
          <table:table-cell table:style-name="ce90" office:value-type="string" calcext:value-type="string">
            <text:p>lateral only</text:p>
          </table:table-cell>
          <table:table-cell table:style-name="ce97" office:value-type="float" office:value="400" calcext:value-type="float">
            <text:p>400</text:p>
          </table:table-cell>
          <table:table-cell table:style-name="ce106" office:value-type="float" office:value="320" calcext:value-type="float">
            <text:p>320</text:p>
          </table:table-cell>
          <table:table-cell table:style-name="ce93"/>
          <table:table-cell table:formula="of:=IF([.A43]&lt;&gt;[.A42]; [.F42]+1;[.F42])" office:value-type="float" office:value="29" calcext:value-type="float">
            <text:p>29</text:p>
          </table:table-cell>
          <table:table-cell table:formula="of:==IF([.A43]&lt;&gt;[.A42]; &quot;INSERT INTO usbong_kms.x_ray_body_location (x_ray_body_location_id, x_ray_body_location_name) VALUES (NULL, '&quot; &amp; TRIM([.A43]) &amp; &quot;');&quot;;&quot;&quot;)">
            <text:p/>
          </table:table-cell>
          <table:table-cell/>
          <table:table-cell table:style-name="ce87" office:value-type="string" calcext:value-type="string">
            <text:p>PA</text:p>
          </table:table-cell>
          <table:table-cell table:formula="of:=IF([.I43]&lt;&gt;[.I42]; [.J42]+1;[.J42])" office:value-type="float" office:value="16" calcext:value-type="float">
            <text:p>16</text:p>
          </table:table-cell>
          <table:table-cell table:formula="of:=IF([.J43]&lt;&gt;[.J42];&quot;INSERT INTO usbong_kms.x_ray_type (x_ray_type_id, x_ray_type_name) VALUES (NULL, '&quot; &amp; TRIM([.I43]) &amp; &quot;');&quot;;&quot;&quot;)" office:value-type="string" office:string-value="INSERT INTO usbong_kms.x_ray_type (x_ray_type_id, x_ray_type_name) VALUES (NULL, 'PA');" calcext:value-type="string">
            <text:p>INSERT INTO usbong_kms.x_ray_type (x_ray_type_id, x_ray_type_name) VALUES (NULL, 'PA');</text:p>
          </table:table-cell>
          <table:table-cell table:number-columns-repeated="55"/>
        </table:table-row>
        <table:table-row table:style-name="ro1">
          <table:table-cell table:style-name="ce83" office:value-type="string" calcext:value-type="string">
            <text:p>Both Lower Extremities </text:p>
          </table:table-cell>
          <table:table-cell table:style-name="ce90" office:value-type="string" calcext:value-type="string">
            <text:p>( Pedia ) AP</text:p>
          </table:table-cell>
          <table:table-cell table:style-name="ce97" office:value-type="float" office:value="500" calcext:value-type="float">
            <text:p>500</text:p>
          </table:table-cell>
          <table:table-cell table:style-name="ce105" office:value-type="string" calcext:value-type="string">
            <text:p>n/a</text:p>
          </table:table-cell>
          <table:table-cell table:style-name="ce93"/>
          <table:table-cell table:formula="of:=IF([.A44]&lt;&gt;[.A43]; [.F43]+1;[.F43])" office:value-type="float" office:value="30" calcext:value-type="float">
            <text:p>30</text:p>
          </table:table-cell>
          <table:table-cell table:formula="of:==IF([.A44]&lt;&gt;[.A43]; &quot;INSERT INTO usbong_kms.x_ray_body_location (x_ray_body_location_id, x_ray_body_location_name) VALUES (NULL, '&quot; &amp; TRIM([.A44]) &amp; &quot;');&quot;;&quot;&quot;)" office:value-type="string" office:string-value="INSERT INTO usbong_kms.x_ray_body_location (x_ray_body_location_id, x_ray_body_location_name) VALUES (NULL, 'Both Lower Extremities');" calcext:value-type="string">
            <text:p>INSERT INTO usbong_kms.x_ray_body_location (x_ray_body_location_id, x_ray_body_location_name) VALUES (NULL, 'Both Lower Extremities');</text:p>
          </table:table-cell>
          <table:table-cell/>
          <table:table-cell table:style-name="ce90" office:value-type="string" calcext:value-type="string">
            <text:p>Scoliosis Series</text:p>
          </table:table-cell>
          <table:table-cell table:formula="of:=IF([.I44]&lt;&gt;[.I43]; [.J43]+1;[.J43])" office:value-type="float" office:value="17" calcext:value-type="float">
            <text:p>17</text:p>
          </table:table-cell>
          <table:table-cell table:formula="of:=IF([.J44]&lt;&gt;[.J43];&quot;INSERT INTO usbong_kms.x_ray_type (x_ray_type_id, x_ray_type_name) VALUES (NULL, '&quot; &amp; TRIM([.I44]) &amp; &quot;');&quot;;&quot;&quot;)" office:value-type="string" office:string-value="INSERT INTO usbong_kms.x_ray_type (x_ray_type_id, x_ray_type_name) VALUES (NULL, 'Scoliosis Series');" calcext:value-type="string">
            <text:p>INSERT INTO usbong_kms.x_ray_type (x_ray_type_id, x_ray_type_name) VALUES (NULL, 'Scoliosis Series');</text:p>
          </table:table-cell>
          <table:table-cell table:number-columns-repeated="55"/>
        </table:table-row>
        <table:table-row table:style-name="ro1" table:number-rows-repeated="3">
          <table:table-cell table:style-name="ce84" table:number-columns-repeated="6"/>
          <table:table-cell table:number-columns-repeated="60"/>
        </table:table-row>
        <table:table-row table:style-name="ro1" table:number-rows-repeated="23">
          <table:table-cell table:style-name="ce85"/>
          <table:table-cell table:style-name="ce92"/>
          <table:table-cell table:style-name="ce101"/>
          <table:table-cell table:style-name="ce107"/>
          <table:table-cell table:style-name="ce108" table:number-columns-repeated="2"/>
          <table:table-cell table:number-columns-repeated="60"/>
        </table:table-row>
        <table:table-row table:style-name="ro1" table:number-rows-repeated="14">
          <table:table-cell/>
          <table:table-cell table:style-name="ce93" table:number-columns-repeated="2"/>
          <table:table-cell table:style-name="ce108" table:number-columns-repeated="3"/>
          <table:table-cell table:number-columns-repeated="60"/>
        </table:table-row>
        <table:table-row table:style-name="ro1" table:number-rows-repeated="1048491">
          <table:table-cell table:number-columns-repeated="66"/>
        </table:table-row>
        <table:table-row table:style-name="ro1">
          <table:table-cell table:number-columns-repeated="66"/>
        </table:table-row>
      </table:table>
      <table:table table:name="Sheet2" table:style-name="ta2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table table:name="Sheet3" table:style-name="ta3">
        <table:table-column table:style-name="co7" table:number-columns-repeated="64" table:default-cell-style-name="Default"/>
        <table:table-row table:style-name="ro1" table:number-rows-repeated="1048575">
          <table:table-cell table:number-columns-repeated="64"/>
        </table:table-row>
        <table:table-row table:style-name="ro1">
          <table:table-cell table:number-columns-repeated="64"/>
        </table:table-row>
      </table:table>
      <table:named-expressions/>
      <table:database-ranges>
        <table:database-range table:name="__Anonymous_Sheet_DB__0" table:target-range-address="Sheet1.I5:Sheet1.I44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Microsoft YaHei" style:language-asian="zh" style:country-asian="CN" style:font-name-complex="Mangal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Normal_20_2" style:display-name="Normal 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style:use-window-font-color="true" style:text-outline="false" style:text-line-through-style="none" style:text-line-through-type="none" style:font-name="Arial" fo:font-family="Arial" fo:font-size="10pt" fo:font-style="normal" fo:text-shadow="none" style:text-underline-style="none" fo:font-weight="normal" style:font-size-asian="10pt" style:font-style-asian="normal" style:font-weight-asian="normal" style:font-name-complex="Arial" style:font-family-complex="Arial" style:font-size-complex="10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25in" fo:margin-bottom="0.25in" fo:margin-left="0.25in" fo:margin-right="0.25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18:48:34.459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MOSC.PAS</meta:initial-creator>
    <meta:print-date>2019-11-08T01:09:11</meta:print-date>
    <meta:creation-date>2011-01-11T03:24:15</meta:creation-date>
    <dc:date>2020-08-16T19:11:48.156000000</dc:date>
    <meta:generator>LibreOffice/6.3.5.2$Windows_x86 LibreOffice_project/dd0751754f11728f69b42ee2af66670068624673</meta:generator>
    <meta:editing-duration>PT29M53S</meta:editing-duration>
    <meta:editing-cycles>28</meta:editing-cycles>
    <meta:document-statistic meta:table-count="3" meta:cell-count="368" meta:object-count="0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